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c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_mdCoKzpx0y <text:span text:style-name="T1">шре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 </meta:initial-creator>
    <meta:creation-date>2017-06-24T19:46:32.755574459</meta:creation-date>
    <dc:date>2017-06-24T19:47:10.721074682</dc:date>
    <dc:creator>alex 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4.2.8.2$Linux_x86 LibreOffice_project/420m0$Build-2</meta:generator>
  </office:meta>
</office:document-meta>
</file>